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7" style:family="table">
      <style:table-properties style:width="16.999cm" table:align="margins"/>
    </style:style>
    <style:style style:name="Taula17.A" style:family="table-column">
      <style:table-column-properties style:column-width="0.954cm" style:rel-column-width="3679*"/>
    </style:style>
    <style:style style:name="Taula17.B" style:family="table-column">
      <style:table-column-properties style:column-width="3.41cm" style:rel-column-width="13146*"/>
    </style:style>
    <style:style style:name="Taula17.C" style:family="table-column">
      <style:table-column-properties style:column-width="3.069cm" style:rel-column-width="11833*"/>
    </style:style>
    <style:style style:name="Taula17.D" style:family="table-column">
      <style:table-column-properties style:column-width="2.196cm" style:rel-column-width="8467*"/>
    </style:style>
    <style:style style:name="Taula17.E" style:family="table-column">
      <style:table-column-properties style:column-width="6.244cm" style:rel-column-width="24074*"/>
    </style:style>
    <style:style style:name="Taula17.F" style:family="table-column">
      <style:table-column-properties style:column-width="1.125cm" style:rel-column-width="4336*"/>
    </style:style>
    <style:style style:name="Taula17.A1" style:family="table-cell">
      <style:table-cell-properties fo:background-color="#b3b3b3" fo:padding="0.097cm" fo:border="0.002cm solid #000000">
        <style:background-image/>
      </style:table-cell-properties>
    </style:style>
    <style:style style:name="Taula17.A2" style:family="table-cell">
      <style:table-cell-properties fo:padding="0.097cm" fo:border-left="0.002cm solid #000000" fo:border-right="none" fo:border-top="none" fo:border-bottom="0.002cm solid #000000"/>
    </style:style>
    <style:style style:name="Tau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.A4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F10" style:family="table-cell">
      <style:table-cell-properties fo:padding="0.097cm" fo:border="0.002cm solid #000000"/>
    </style:style>
    <style:style style:name="Taula17.A1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style:font-name="Arial" fo:font-size="12pt" fo:language="ca" fo:country="ES" style:text-underline-style="none" fo:font-weight="normal" fo:background-color="transparent" style:font-size-asian="22pt" style:font-weight-asian="normal" style:font-size-complex="22pt" style:font-weight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Arial" fo:language="ca" fo:country="ES"/>
    </style:style>
    <style:style style:name="P4" style:family="paragraph" style:parent-style-name="Table_20_Heading">
      <style:text-properties style:font-name="Arial" fo:font-size="9pt" fo:language="ca" fo:country="ES" style:font-size-asian="9pt" style:font-size-complex="9pt"/>
    </style:style>
    <style:style style:name="P5" style:family="paragraph" style:parent-style-name="Table_20_Heading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 fo:orphans="0" fo:widows="0">
        <style:tab-stops>
          <style:tab-stop style:position="-1.27cm"/>
        </style:tab-stops>
      </style:paragraph-properties>
      <style:text-properties style:font-name="Arial" fo:font-size="9pt" fo:language="ca" fo:country="ES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language="ca" fo:country="ES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language="ca" fo:country="E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fo:break-before="page">
        <style:tab-stops>
          <style:tab-stop style:position="-0.27cm"/>
        </style:tab-stops>
      </style:paragraph-properties>
      <style:text-properties style:font-name="Arial" fo:font-size="9pt" fo:language="ca" fo:country="ES" fo:font-weight="normal" fo:background-color="transparent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 fo:break-before="page">
        <style:tab-stops>
          <style:tab-stop style:position="-0.27cm"/>
        </style:tab-stops>
      </style:paragraph-properties>
      <style:text-properties style:font-name="Arial" fo:font-size="9pt" fo:language="ca" fo:country="ES" fo:font-weight="bold" fo:background-color="transparent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9pt" fo:language="ca" fo:country="E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 fo:orphans="0" fo:widows="0">
        <style:tab-stops>
          <style:tab-stop style:position="-1.27cm"/>
        </style:tab-stops>
      </style:paragraph-properties>
      <style:text-properties style:font-name="Arial" fo:font-size="9pt" fo:language="ca" fo:country="ES" style:font-size-asian="9pt" style:font-size-complex="9pt"/>
    </style:style>
    <style:style style:name="P16" style:family="paragraph" style:parent-style-name="Standard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FITXA DE REGISTRE</text:h>
      <text:p text:style-name="P2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column table:style-name="Taula17.F"/>
        <table:table-header-rows>
          <table:table-row>
            <table:table-cell table:style-name="Taula17.A1" table:number-columns-spanned="6" office:value-type="string">
              <text:p text:style-name="P3"><text:s/>Fitxa de registre dels continguts actitudinals d'una d'activita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ula17.A2" table:number-columns-spanned="2" office:value-type="string">
            <text:p text:style-name="P5">Nom de l'alumne:</text:p>
          </table:table-cell>
          <table:covered-table-cell/>
          <table:table-cell table:style-name="Taula17.C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ula17.A2" table:number-columns-spanned="2" office:value-type="string">
            <text:p text:style-name="P6">Codi de l'activitat:</text:p>
          </table:table-cell>
          <table:covered-table-cell/>
          <table:table-cell table:style-name="Taula17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ula17.A4" table:number-columns-spanned="6" office:value-type="string">
            <text:p text:style-name="P7">Participació a l'au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Està sempre atent i participa de forma activa a l'aula fent preguntes quan te dubtes o demana aclariments. Ajuda al dinamisme de la classe amb una conducta positiva a l'aula i envers els seus companys, amb aportacions i comentaris constructiu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De tant en tant participa de l'aula i pregunta o fa comentaris o formula dubtes constructius, però normalment no participa a no ser que se li demani directa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Només participa quan se li pregunta directament o quan no té més remei si vol acabar l'activita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No participa de l'aula o de l'activitat i a més sovint té una actitud negativa envers els professors i/o el seus company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4" table:number-columns-spanned="6" office:value-type="string">
            <text:p text:style-name="P10">Capacitats clau (Marcar les capacitat clau que es volen valorar amb aquesta activita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table:number-columns-spanned="3" office:value-type="string">
            <text:p text:style-name="P11">Capacitat de resolució de problemes</text:p>
          </table:table-cell>
          <table:covered-table-cell/>
          <table:covered-table-cell/>
          <table:table-cell table:style-name="Taula17.A2" office:value-type="string">
            <text:p text:style-name="P11"/>
          </table:table-cell>
          <table:table-cell table:style-name="Taula17.A2" office:value-type="string">
            <text:p text:style-name="P9">Capacitat d'autonomia</text:p>
          </table:table-cell>
          <table:table-cell table:style-name="Taula17.F10" office:value-type="string">
            <text:p text:style-name="P9"/>
          </table:table-cell>
        </table:table-row>
        <table:table-row>
          <table:table-cell table:style-name="Taula17.A2" table:number-columns-spanned="3" office:value-type="string">
            <text:p text:style-name="P9">Capacitat d'organització del treball</text:p>
          </table:table-cell>
          <table:covered-table-cell/>
          <table:covered-table-cell/>
          <table:table-cell table:style-name="Taula17.A2" office:value-type="string">
            <text:p text:style-name="P9"/>
          </table:table-cell>
          <table:table-cell table:style-name="Taula17.A2" office:value-type="string">
            <text:p text:style-name="P9">Capacitat de relació interpersonal</text:p>
          </table:table-cell>
          <table:table-cell table:style-name="Taula17.C2" office:value-type="string">
            <text:p text:style-name="P9"/>
          </table:table-cell>
        </table:table-row>
        <table:table-row>
          <table:table-cell table:style-name="Taula17.A2" table:number-columns-spanned="3" office:value-type="string">
            <text:p text:style-name="P9">Capacitat de responsabilitat en el treball</text:p>
          </table:table-cell>
          <table:covered-table-cell/>
          <table:covered-table-cell/>
          <table:table-cell table:style-name="Taula17.A2" office:value-type="string">
            <text:p text:style-name="P9"/>
          </table:table-cell>
          <table:table-cell table:style-name="Taula17.A2" office:value-type="string">
            <text:p text:style-name="P9"><text:s/>Capacitat d'iniciativa</text:p>
          </table:table-cell>
          <table:table-cell table:style-name="Taula17.C2" office:value-type="string">
            <text:p text:style-name="P9"/>
          </table:table-cell>
        </table:table-row>
        <table:table-row>
          <table:table-cell table:style-name="Taula17.A4" table:number-columns-spanned="6" office:value-type="string">
            <text:p text:style-name="P12">Capacitat de resolució de problem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resposta a una determinada situaci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esol el problema amb segureta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Busca solucions, però té dificultats per resoldre-l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Intenta solucionar el problema però sempre depèn d'alg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Es bloqueja i no intenta cercar soluc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'aplicació de l'estratègia operativ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aona amb ordre i lògica el procés de resolu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plica una seqüència operativa però està mancada de lògic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Coneix la seqüència de realització però no sap aplicar-l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Desconeix la metodologia i la seqüència de resolu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presa de decision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Identifica els punts clau i pren decisions fonamentades i raonad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Identifica els punts clau i pren decisions per intuï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Identifica els punts clau però dubta freqüent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9">Té dificultats per veure els punts clau per a la presa de decis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4" table:number-columns-spanned="6" office:value-type="string">
            <text:p text:style-name="P8">Capacitat d'organització del trebal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planificació i priorització dels recursos i del temp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Preveu els recursos necessaris i la distribució de func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Intenta planificar els recursos però no se'n surt suficient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Desenvolupa el treball sense planifica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ecessita que li organitzin l'activita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seqüenciació d'una acció o d'una activita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Identifica ràpidament els processos que intervenen i les passes a segui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Identifica els processos més importants però no sap seqüenciar l'activita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o sap organitzar les passes que s'han de segui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'eficiènc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Optimitza els recursos, el temps i el cost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Planifica sense considerar la rentabilitza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consegueix que les coses importants estiguin fetes a temp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4" table:number-columns-spanned="6" office:value-type="string">
            <text:p text:style-name="P8">Capacitat de responsabilitat en el trebal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implicació amb la fe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S'identifica amb la fein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ealitza els treballs que li han assigna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ssumeix responsabilitats però necessita supervis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o pren responsabilita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'execució de la feina, com treball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Treballa fins al final amb eficàcia i eficiènci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Deixa la feina acabada però prima l'eficàcia a la eficiènci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caba les feines de qualsevol maner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mb freqüència deixa les feines a mig f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o acaba mai les fein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4" table:number-columns-spanned="6" office:value-type="string">
            <text:p text:style-name="P8">Capacitat d'autonom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El grau d'independència per resoldre o per executar treball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ealitza els treballs i les tasques sense rebre instruccions ni orientac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ecessita indicacions per resoldre els problemes que no són habitual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ealitza els treballs per si mateix, amb indicacions normal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ealitza freqüentment, de forma independent, un treball simpl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ecessita indicacions i guies per realitzar un trebal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presa de decision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ctua reflexivament i amb segureta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Dubta i assaja fins a trobar una solu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Busca consell i pregunta per trobar una solu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Freqüentment necessita assessora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Espera que li donin les instrucc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4" table:number-columns-spanned="6" office:value-type="string">
            <text:p text:style-name="P8">Capacitat de relació interperson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relació so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Es mostra sociable i interessat pels altres.</text:p>
            <text:p text:style-name="P13">Es relaciona amb els altres però no atén suficientment l'altra persona.</text:p>
            <text:p text:style-name="P13">És comunicatiu només amb persones concretes.</text:p>
            <text:p text:style-name="P13">Tendeix a comunicar-se poc i no estableix gaires relacions.</text:p>
            <text:p text:style-name="P13">No sap crear cordialitat al seu entor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comunicació del missat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És clar/a i convinc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Exposa les coses amb ordre i correcci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Comunica les idees però no capta l’interlocuto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4">És convincent però desorganitzat, no es comunica de forma clar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4">Té dificultats per organitzar un missatge de forma entenedor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'adequació del missatge a l'interlocut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S'acomoda amb rapidesa i espontaneïtat a qualsevol situació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Generalment s'acomoda a les persones i a les situac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o sap acomodar-s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8">Capacitat d'iniciativ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a iniciativa en millorar els processos de treball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Tendeix a buscar alternatives que milloren els process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S'ajusta a les normes i als processos establerts sense assajar mètodes alternatiu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Li costa molt modificar els seus esquemes de trebal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'aportació d'ide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Suggereix idees bones i brilla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Dóna idees i proposa canvis superficialment realitzabl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Té idees amb les coses usual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arament proposa canvis o ide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o proposa canvis ni ide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14" table:number-columns-spanned="6" office:value-type="string">
            <text:p text:style-name="P15"><text:span text:style-name="T1">CRITERI</text:span>: L'aportació de solucion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Resol situacions complicad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Aporta solucions sobre temes generals conegu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Pren decisions necessàries per al seu trebal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9"/>
          </table:table-cell>
          <table:table-cell table:style-name="Taula17.C2" table:number-columns-spanned="5" office:value-type="string">
            <text:p text:style-name="P13">No decideix per ell mateix.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transparent" style:shadow="none" text:number-lines="true" text:line-number="0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</meta:initial-creator>
    <meta:creation-date>2006-06-21T07:50:08</meta:creation-date>
    <dc:creator>Sergi Tur</dc:creator>
    <dc:date>2007-11-16T09:13:11</dc:date>
    <meta:editing-cycles>2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04" meta:word-count="776" meta:character-count="5146"/>
  </office:meta>
</office:document-meta>
</file>